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fill="none" draw:textarea-horizontal-align="justify" draw:textarea-vertical-align="middle" draw:auto-grow-height="false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text-properties fo:font-size="12pt" style:font-size-asian="12pt" style:font-size-complex="12pt"/>
    </style:style>
    <style:style style:name="T1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8.5cm" svg:height="3cm" svg:x="0.1cm" svg:y="0.1cm">
          <text:p text:style-name="P1">AbstrakteKlasse</text:p>
          <text:p text:style-name="P1">normaleMethode()</text:p>
          <text:p text:style-name="P1"><text:span text:style-name="T1">fabrikMethode1()</text:span></text:p>
          <text:p text:style-name="P1"><text:span text:style-name="T1">fabrikMethode2(argument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xml:id="id2" draw:id="id2" draw:layer="layout" svg:width="0.5cm" svg:height="0.5cm" draw:transform="rotate (-1.5707963267949) translate (4.6cm 3.1cm)">
          <text:p/>
          <draw:enhanced-geometry svg:viewBox="0 0 21600 21600" draw:text-areas="?f7 ?f0 21600 ?f2" draw:mirror-horizontal="false" draw:mirror-vertical="false" draw:type="left-arrow" draw:modifiers="17935.3293413174 108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onnector draw:style-name="gr3" draw:text-style-name="P2" draw:layer="layout" svg:x1="4.35cm" svg:y1="4.1cm" svg:x2="4.35cm" svg:y2="3.6cm" draw:start-shape="id1" draw:start-glue-point="4" draw:end-shape="id2" draw:end-glue-point="1" svg:d="m4350 4100v-500">
          <text:p/>
        </draw:connector>
        <draw:custom-shape draw:style-name="gr1" draw:text-style-name="P1" xml:id="id1" draw:id="id1" draw:layer="layout" svg:width="8.5cm" svg:height="2.5cm" svg:x="0.1cm" svg:y="4.1cm">
          <text:p text:style-name="P1">Implementierung</text:p>
          <text:p text:style-name="P1">fabrikMethode1()</text:p>
          <text:p text:style-name="P1">fabrikMethode2(argument)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4" draw:text-style-name="P2" xml:id="id4" draw:id="id4" draw:layer="layout" svg:x1="9.1cm" svg:y1="2.7cm" svg:x2="8.6cm" svg:y2="2.7cm">
          <text:p/>
        </draw:line>
        <draw:frame draw:style-name="gr5" draw:text-style-name="P3" draw:layer="layout" svg:width="2.462cm" svg:height="0.725cm" svg:x="8.438cm" svg:y="1.4cm">
          <draw:text-box>
            <text:p text:style-name="P2">verwendet</text:p>
          </draw:text-box>
        </draw:frame>
        <draw:line draw:style-name="gr6" draw:text-style-name="P2" draw:layer="layout" svg:x1="8.6cm" svg:y1="1.6cm" svg:x2="0.1cm" svg:y2="1.6cm">
          <text:p/>
        </draw:line>
        <draw:line draw:style-name="gr6" draw:text-style-name="P2" draw:layer="layout" svg:x1="8.6cm" svg:y1="5cm" svg:x2="0.1cm" svg:y2="5cm">
          <text:p/>
        </draw:line>
        <draw:line draw:style-name="gr6" draw:text-style-name="P2" xml:id="id3" draw:id="id3" draw:layer="layout" svg:x1="8.6cm" svg:y1="2cm" svg:x2="9.1cm" svg:y2="2cm">
          <text:p/>
        </draw:line>
        <draw:connector draw:style-name="gr3" draw:text-style-name="P2" draw:layer="layout" draw:line-skew="-0.001cm" svg:x1="9.1cm" svg:y1="2cm" svg:x2="9.1cm" svg:y2="2.7cm" draw:start-shape="id3" draw:start-glue-point="1" draw:end-shape="id4" draw:end-glue-point="1" svg:d="m9100 2000h500v700h-50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1cm" fo:margin-bottom="0.1cm" fo:margin-left="0.1cm" fo:margin-right="0.1cm" fo:page-width="10.7cm" fo:page-height="6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arkus </meta:initial-creator>
    <meta:creation-date>2012-07-12T11:15:06</meta:creation-date>
    <dc:date>2012-07-12T21:08:44</dc:date>
    <dc:creator>Markus </dc:creator>
    <meta:editing-duration>PT9H7M18S</meta:editing-duration>
    <meta:editing-cycles>6</meta:editing-cycles>
    <meta:generator>LibreOffice/3.5$Linux_X86_64 LibreOffice_project/350m1$Build-2</meta:generator>
    <meta:document-statistic meta:object-count="10"/>
  </office:meta>
</office:document-meta>
</file>